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Braggadocio" svg:font-family="Braggadoci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50.84mm"/>
    </style:style>
    <style:style style:name="co3" style:family="table-column">
      <style:table-column-properties fo:break-before="auto" style:column-width="75.99mm"/>
    </style:style>
    <style:style style:name="co4" style:family="table-column">
      <style:table-column-properties fo:break-before="auto" style:column-width="61.3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1.1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text-position="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8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Braggadocio" fo:font-size="12pt" fo:font-style="normal" fo:text-shadow="none" style:text-underline-style="none" fo:font-weight="normal" style:font-name-asian="Braggadocio" style:font-size-asian="12pt" style:font-style-asian="normal" style:font-weight-asian="normal" style:font-name-complex="Braggadocio" style:font-size-complex="12pt" style:font-style-complex="normal" style:font-weight-complex="normal"/>
    </style:style>
    <style:style style:name="T9" style:family="text">
      <style:text-properties style:font-name="Braggadocio" fo:font-size="12pt" fo:font-weight="normal" style:text-underline-style="none" style:text-underline-color="font-color" style:text-line-through-type="none" fo:font-style="normal" style:text-outline="false" fo:text-shadow="none" style:text-position="0%" style:font-name-asian="Braggadocio" style:font-name-complex="Braggadocio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Braggadocio" style:font-name-asian="Braggadocio" style:font-name-complex="Braggadocio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製造成本報告書</text:p>
          </table:table-cell>
          <table:table-cell table:style-name="ce12" office:value-type="string" calcext:value-type="string">
            <text:p>年<text:span text:style-name="T5">   </text:span><text:span text:style-name="T3">月</text:span><text:span text:style-name="T2">   </text:span><text:span text:style-name="T3">日～</text:span><text:span text:style-name="T2">   </text:span><text:span text:style-name="T3">年</text:span><text:span text:style-name="T2">   </text:span><text:span text:style-name="T3">月</text:span><text:span text:style-name="T2">   </text:span><text:span text:style-name="T3">日</text:span>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<text:span text:style-name="T1">1</text:span><text:span text:style-name="T2">    </text:span><text:span text:style-name="T3">材料費</text:span>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1 . <text:span text:style-name="T4">期初材料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2 . <text:span text:style-name="T4">當期材料進貨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    3 .     <text:span text:style-name="T4">合</text:span><text:span text:style-name="T2">      </text:span><text:span text:style-name="T3">計</text:span></text:p>
          </table:table-cell>
          <table:table-cell table:style-name="ce8" office:value-type="string" calcext:value-type="string">
            <text:p>1+2 <text:s text:c="25"/>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4 . <text:span text:style-name="T4">期末材料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    5 . <text:span text:style-name="T4">當</text:span><text:span text:style-name="T2"> </text:span><text:span text:style-name="T3">期</text:span><text:span text:style-name="T2"> </text:span><text:span text:style-name="T3">材</text:span><text:span text:style-name="T2"> </text:span><text:span text:style-name="T3">料</text:span><text:span text:style-name="T2"> </text:span><text:span text:style-name="T3">費</text:span></text:p>
          </table:table-cell>
          <table:table-cell table:style-name="ce9" office:value-type="date" office:date-value="1993-03-04" calcext:value-type="date">
            <text:p>3月4日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2</text:span><text:span text:style-name="T2">    </text:span><text:span text:style-name="T3">勞務費</text:span>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6 . <text:span text:style-name="T4">工</text:span><text:span text:style-name="T2">    </text:span><text:span text:style-name="T3">資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7 . <text:span text:style-name="T4">薪</text:span><text:span text:style-name="T2">    </text:span><text:span text:style-name="T3">水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        <text:span text:style-name="T4">當期勞務費</text:span></text:p>
          </table:table-cell>
          <table:table-cell table:style-name="ce7" office:value-type="string" calcext:value-type="string">
            <text:p>6+7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3</text:span><text:span text:style-name="T2">    </text:span><text:span text:style-name="T3">費</text:span><text:span text:style-name="T2">  </text:span><text:span text:style-name="T3">用</text:span></text:p>
          </table:table-cell>
          <table:table-cell table:style-name="ce7"/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4</text:span><text:span text:style-name="T2">    </text:span><text:span text:style-name="T3">直接成本</text:span></text:p>
          </table:table-cell>
          <table:table-cell table:style-name="ce10" office:value-type="string" calcext:value-type="string">
            <text:p>1<text:span text:style-name="T5"> +</text:span><text:span text:style-name="T6">2</text:span><text:span text:style-name="T2"> +</text:span><text:span text:style-name="T6">3</text:span>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5</text:span><text:span text:style-name="T2">    </text:span><text:span text:style-name="T3">間接製造費</text:span></text:p>
          </table:table-cell>
          <table:table-cell table:style-name="ce7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8 . <text:span text:style-name="T4">間接材料費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 9 . <text:span text:style-name="T4">間接勞務費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    10 . <text:span text:style-name="T4">間接費用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4" office:value-type="string" calcext:value-type="string">
            <text:p>8+9+10 <text:s text:c="24"/>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     <text:span text:style-name="T1">6</text:span><text:span text:style-name="T2">     </text:span><text:span text:style-name="T3">當期製造費用</text:span></text:p>
          </table:table-cell>
          <table:table-cell table:style-name="ce10" office:value-type="string" calcext:value-type="string">
            <text:p>4<text:span text:style-name="T5">+</text:span><text:span text:style-name="T6">5</text:span></text:p>
          </table:table-cell>
          <table:table-cell table:style-name="ce13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<text:span text:style-name="T1">7</text:span><text:span text:style-name="T2">     </text:span><text:span text:style-name="T3">期初成品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     <text:span text:style-name="T1">8</text:span><text:span text:style-name="T2">     </text:span><text:span text:style-name="T3">期末成品庫存額</text:span></text:p>
          </table:table-cell>
          <table:table-cell table:style-name="ce7" office:value-type="string" calcext:value-type="string">
            <text:p>_____________________________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     <text:span text:style-name="T1">9</text:span><text:span text:style-name="T2">     </text:span><text:span text:style-name="T3">當期成品製造成本</text:span></text:p>
          </table:table-cell>
          <table:table-cell table:style-name="ce11" office:value-type="string" calcext:value-type="string">
            <text:p>6<text:span text:style-name="T5">+</text:span><text:span text:style-name="T6">7</text:span><text:span text:style-name="T2">-</text:span><text:span text:style-name="T6">8</text:span></text:p>
          </table:table-cell>
          <table:table-cell table:style-name="ce15" office:value-type="string" calcext:value-type="string">
            <text:p>_____________________________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Braggadocio" svg:font-family="Braggadoci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8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.01mm" fo:margin-right="19mm" style:first-page-number="continue" style:scale-to="100%" style:table-centering="both" style:writing-mode="lr-tb"/>
      <style:header-style>
        <style:header-footer-properties fo:min-height="7.5mm" fo:margin-left="17.99mm" fo:margin-right="0mm" fo:margin-bottom="0mm"/>
      </style:header-style>
      <style:footer-style>
        <style:header-footer-properties fo:min-height="7.5mm" fo:margin-left="17.99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46:05.82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23:56</meta:creation-date>
    <dc:date>2017-01-17T16:47:11.195000000</dc:date>
    <meta:generator>LibreOffice/5.1.1.3$Windows_x86 LibreOffice_project/89f508ef3ecebd2cfb8e1def0f0ba9a803b88a6d</meta:generator>
    <meta:editing-duration>PT1M5S</meta:editing-duration>
    <meta:editing-cycles>1</meta:editing-cycles>
    <meta:document-statistic meta:table-count="3" meta:cell-count="45" meta:object-count="0"/>
  </office:meta>
</office:document-meta>
</file>